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code-font" svg:font-family="'var code-font', 'Droid Sans Mono', monospace, monospac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var code-font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cdcdc" loext:opacity="100%" style:font-name="var code-font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7caf3d" loext:opacity="100%" style:font-name="var code-font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var code-font" fo:font-size="10.5pt" fo:font-weight="normal" fo:background-color="#1e1e1e" loext:char-shading-value="0"/>
    </style:style>
    <style:style style:name="T3" style:family="text">
      <style:text-properties fo:color="#dcdcdc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3dc9b0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7caf3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2">f</text:span></text:p>
      <text:p text:style-name="P4"><text:span text:style-name="T2">function average( a:number,b:number):number|undefined{</text:span></text:p>
      <text:p text:style-name="P4"><text:span text:style-name="T2"><text:s text:c="4"/>if(typeof(b)==number){</text:span></text:p>
      <text:p text:style-name="P4"><text:span text:style-name="T2"><text:s text:c="7"/>return (a+b)/2;</text:span></text:p>
      <text:p text:style-name="P4"><text:span text:style-name="T2"><text:s text:c="4"/>}</text:span></text:p>
      <text:p text:style-name="P4"><text:span text:style-name="T2"><text:s text:c="4"/>else return undefined</text:span></text:p>
      <text:p text:style-name="P4"><text:span text:style-name="T2"><text:s text:c="4"/></text:span></text:p>
      <text:p text:style-name="P4"><text:span text:style-name="T2">}</text:span></text:p>
      <text:p text:style-name="P4"><text:span text:style-name="T2">let ans=average(3,4);</text:span></text:p>
      <text:p text:style-name="P4"><text:span text:style-name="T2">console.log(ans);</text:span></text:p>
      <text:p text:style-name="P4"><text:span text:style-name="T2"/></text:p>
      <text:p text:style-name="P4"><text:span text:style-name="T2">const arr:number[]=[1,2,3];</text:span></text:p>
      <text:p text:style-name="P4"><text:span text:style-name="T2">const arr2:Array&lt;number&gt;=[1,2,3]</text:span></text:p>
      <text:p text:style-name="P4"><text:span text:style-name="T2"/></text:p>
      <text:p text:style-name="P4"><text:span text:style-name="T2">const str:string[]=["sneha","kp"]</text:span></text:p>
      <text:p text:style-name="P4"><text:span text:style-name="T2">const str1:Array&lt;string&gt;=["Sneha","kp"]</text:span></text:p>
      <text:p text:style-name="P4"><text:span text:style-name="T2"/></text:p>
      <text:p text:style-name="P4"><text:span text:style-name="T2">const t:[number,number]=[1,2]</text:span></text:p>
      <text:p text:style-name="P4"><text:span text:style-name="T2">const s:[string,string]=["sdfsd","sdfcdf"]</text:span></text:p>
      <text:p text:style-name="P4"><text:span text:style-name="T2"/></text:p>
      <text:p text:style-name="P4"><text:span text:style-name="T2"/></text:p>
      <text:p text:style-name="P4"><text:span text:style-name="T2">//interface data type</text:span></text:p>
      <text:p text:style-name="P4"><text:span text:style-name="T2">interface data{</text:span></text:p>
      <text:p text:style-name="P4"><text:span text:style-name="T2"><text:s text:c="4"/>name:string,</text:span></text:p>
      <text:p text:style-name="P4"><text:span text:style-name="T2"><text:s text:c="4"/>rollno: string| number <text:s text:c="3"/>//UNION TYPE ....the input can be number or string</text:span></text:p>
      <text:p text:style-name="P4"><text:span text:style-name="T2"><text:s text:c="4"/>age?:number <text:s/>//optional input field</text:span></text:p>
      <text:p text:style-name="P4"><text:span text:style-name="T2">}</text:span></text:p>
      <text:p text:style-name="P4"><text:span text:style-name="T2">const Person:data={ <text:s text:c="4"/>//if optional not given it requires all the einout fields</text:span></text:p>
      <text:p text:style-name="P4"><text:span text:style-name="T2"><text:s text:c="4"/>name:"dfsd",</text:span></text:p>
      <text:p text:style-name="P4"><text:span text:style-name="T2"><text:s text:c="4"/>rollno:59</text:span></text:p>
      <text:p text:style-name="P4"><text:span text:style-name="T2">}</text:span></text:p>
      <text:p text:style-name="P4"><text:span text:style-name="T2"/></text:p>
      <text:p text:style-name="P4"><text:span text:style-name="T2"/></text:p>
      <text:p text:style-name="P4"><text:span text:style-name="T2">interface Name{</text:span></text:p>
      <text:p text:style-name="P4"><text:span text:style-name="T2"><text:s text:c="4"/>name:string</text:span></text:p>
      <text:p text:style-name="P4"><text:span text:style-name="T2">}</text:span></text:p>
      <text:p text:style-name="P4"><text:span text:style-name="T2"/></text:p>
      <text:p text:style-name="P4"><text:span text:style-name="T2">interface Age{</text:span></text:p>
      <text:p text:style-name="P4"><text:span text:style-name="T2"><text:s text:c="4"/>age:number</text:span></text:p>
      <text:p text:style-name="P4"><text:span text:style-name="T2">}</text:span></text:p>
      <text:p text:style-name="P4"><text:span text:style-name="T2"/></text:p>
      <text:p text:style-name="P4"><text:span text:style-name="T2">type P1=Age &amp; Name; <text:s/>//the type defines both the objects of name and age not the type......order is irrelevant</text:span></text:p>
      <text:p text:style-name="P4"><text:span text:style-name="T2"/></text:p>
      <text:p text:style-name="P4"><text:span text:style-name="T2"><text:s/>let person:P1={</text:span></text:p>
      <text:p text:style-name="P4"><text:span text:style-name="T2"><text:s text:c="4"/>name:"dfdsf",</text:span></text:p>
      <text:p text:style-name="P4"><text:span text:style-name="T2"><text:s text:c="4"/>age:34</text:span></text:p>
      <text:p text:style-name="P4"><text:span text:style-name="T2">}</text:span></text:p>
      <text:p text:style-name="P4"><text:span text:style-name="T2"/></text:p>
      <text:p text:style-name="P4"><text:soft-page-break/><text:span text:style-name="T2">//enum data type: defines a data type with predefined values only....no other value can be used......Syntax:Enum_name.value1</text:span></text:p>
      <text:p text:style-name="P4"><text:span text:style-name="T2"/></text:p>
      <text:p text:style-name="P4"><text:span text:style-name="T2">enum direction{</text:span></text:p>
      <text:p text:style-name="P4"><text:span text:style-name="T2"><text:s text:c="4"/>top=1,</text:span></text:p>
      <text:p text:style-name="P4"><text:span text:style-name="T2"><text:s text:c="4"/>down,</text:span></text:p>
      <text:p text:style-name="P4"><text:span text:style-name="T2"><text:s text:c="4"/>right,</text:span></text:p>
      <text:p text:style-name="P4"><text:span text:style-name="T2"><text:s text:c="4"/>left</text:span></text:p>
      <text:p text:style-name="P4"><text:span text:style-name="T2">}</text:span></text:p>
      <text:p text:style-name="P4"><text:span text:style-name="T2"/></text:p>
      <text:p text:style-name="P4"><text:span text:style-name="T2">interface Nav{</text:span></text:p>
      <text:p text:style-name="P4"><text:span text:style-name="T2"><text:s text:c="4"/>dir:direction</text:span></text:p>
      <text:p text:style-name="P4"><text:span text:style-name="T2">}</text:span></text:p>
      <text:p text:style-name="P4"><text:span text:style-name="T2"/></text:p>
      <text:p text:style-name="P4"><text:span text:style-name="T2">const pagenav:Nav={</text:span></text:p>
      <text:p text:style-name="P4"><text:span text:style-name="T2"><text:s text:c="4"/>dir:direction.top</text:span></text:p>
      <text:p text:style-name="P4"><text:span text:style-name="T2">};</text:span></text:p>
      <text:p text:style-name="P4"><text:span text:style-name="T2">console.log(pagenav.dir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code-font" svg:font-family="'var code-font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8:39:18.055739630</meta:creation-date>
    <dc:date>2024-07-02T18:40:02.267757209</dc:date>
    <meta:editing-duration>PT45S</meta:editing-duration>
    <meta:editing-cycles>1</meta:editing-cycles>
    <meta:document-statistic meta:table-count="0" meta:image-count="0" meta:object-count="0" meta:page-count="2" meta:paragraph-count="51" meta:word-count="129" meta:character-count="1150" meta:non-whitespace-character-count="978"/>
    <meta:generator>LibreOffice/7.3.7.2$Linux_X86_64 LibreOffice_project/30$Build-2</meta:generator>
  </office:meta>
</office:document-meta>
</file>